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/>
          <table:table-cell table:style-name="ce6" office:value-type="time" office:time-value="PT09H00M00S" calcext:value-type="time">
            <text:p>09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/>
          <table:table-cell table:style-name="ce6" office:value-type="time" office:time-value="PT02H00M00S" calcext:value-type="time">
            <text:p>02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/>
          <table:table-cell table:style-name="ce6" office:value-type="time" office:time-value="PT05H00M00S" calcext:value-type="time">
            <text:p>05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131H55M00S" calcext:value-type="time">
            <text:p>131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60H55M00S" calcext:value-type="time">
            <text:p>260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6:32:10.6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8M55S</meta:editing-duration>
    <meta:editing-cycles>29</meta:editing-cycles>
    <meta:generator>LibreOffice/5.1.6.2$Windows_x86 LibreOffice_project/07ac168c60a517dba0f0d7bc7540f5afa45f0909</meta:generator>
    <meta:initial-creator>Kai Mindermann</meta:initial-creator>
    <dc:date>2017-01-23T16:32:48.901000000</dc:date>
    <meta:document-statistic meta:table-count="1" meta:cell-count="276" meta:object-count="0"/>
  </office:meta>
</office:document-meta>
</file>